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" officeooo:paragraph-rsid="00176b0c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6c368" officeooo:paragraph-rsid="0016c368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weight="bold" officeooo:rsid="015f822a" officeooo:paragraph-rsid="00176b0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/>
      <style:text-properties style:font-name="Arial" officeooo:rsid="0161ebde" officeooo:paragraph-rsid="00176b0c" fo:background-color="transparent"/>
    </style:style>
    <style:style style:name="P9" style:family="paragraph" style:parent-style-name="Table_20_Contents">
      <style:paragraph-properties fo:line-height="100%"/>
      <style:text-properties style:font-name="Arial" officeooo:rsid="0161ebde" officeooo:paragraph-rsid="0049c985" fo:background-color="transparent"/>
    </style:style>
    <style:style style:name="P10" style:family="paragraph" style:parent-style-name="Table_20_Contents">
      <style:paragraph-properties fo:line-height="100%"/>
      <style:text-properties style:font-name="Arial" officeooo:rsid="01c19365" officeooo:paragraph-rsid="006a15b4" fo:background-color="transparen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3c2ba" fo:background-color="transparen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457380" fo:background-color="transparent"/>
    </style:style>
    <style:style style:name="P14" style:family="paragraph" style:parent-style-name="Table_20_Contents">
      <style:paragraph-properties fo:line-height="100%"/>
      <style:text-properties style:font-name="Arial" officeooo:rsid="01c0b2ea" officeooo:paragraph-rsid="00176b0c" fo:background-color="transparent"/>
    </style:style>
    <style:style style:name="P15" style:family="paragraph" style:parent-style-name="Table_20_Contents">
      <style:paragraph-properties fo:line-height="100%"/>
      <style:text-properties style:font-name="Arial" officeooo:rsid="01c2f11f" officeooo:paragraph-rsid="003fe38c" fo:background-color="transparent"/>
    </style:style>
    <style:style style:name="P16" style:family="paragraph" style:parent-style-name="Table_20_Contents">
      <style:paragraph-properties fo:line-height="100%"/>
      <style:text-properties style:font-name="Arial" officeooo:rsid="01c2f11f" officeooo:paragraph-rsid="00176b0c" fo:background-color="transparent"/>
    </style:style>
    <style:style style:name="P17" style:family="paragraph" style:parent-style-name="Table_20_Contents">
      <style:paragraph-properties fo:line-height="100%"/>
      <style:text-properties style:font-name="Arial" officeooo:rsid="01c2f11f" officeooo:paragraph-rsid="004907de" fo:background-color="transparent"/>
    </style:style>
    <style:style style:name="P18" style:family="paragraph" style:parent-style-name="Table_20_Contents">
      <style:paragraph-properties fo:line-height="100%"/>
      <style:text-properties style:font-name="Arial" officeooo:rsid="01c2f11f" officeooo:paragraph-rsid="006b04b4" fo:background-color="transparent"/>
    </style:style>
    <style:style style:name="P19" style:family="paragraph" style:parent-style-name="Table_20_Contents">
      <style:paragraph-properties fo:line-height="100%"/>
      <style:text-properties style:font-name="Arial" officeooo:rsid="01c49ab2" officeooo:paragraph-rsid="00176b0c" fo:background-color="transparent"/>
    </style:style>
    <style:style style:name="P20" style:family="paragraph" style:parent-style-name="Table_20_Contents">
      <style:paragraph-properties fo:line-height="100%"/>
      <style:text-properties style:font-name="Arial" officeooo:rsid="01c49ab2" officeooo:paragraph-rsid="004d0798" fo:background-color="transparent"/>
    </style:style>
    <style:style style:name="P21" style:family="paragraph" style:parent-style-name="Table_20_Contents">
      <style:paragraph-properties fo:line-height="100%"/>
      <style:text-properties style:font-name="Arial" officeooo:rsid="001a24e6" officeooo:paragraph-rsid="00176b0c" fo:background-color="transparent"/>
    </style:style>
    <style:style style:name="P22" style:family="paragraph" style:parent-style-name="Table_20_Contents">
      <style:paragraph-properties fo:line-height="100%"/>
      <style:text-properties style:font-name="Arial" officeooo:rsid="001a24e6" officeooo:paragraph-rsid="0063733b" fo:background-color="transparent"/>
    </style:style>
    <style:style style:name="P23" style:family="paragraph" style:parent-style-name="Table_20_Contents">
      <style:paragraph-properties fo:line-height="100%"/>
      <style:text-properties style:font-name="Arial" officeooo:rsid="001a24e6" officeooo:paragraph-rsid="0064beba" fo:background-color="transparent"/>
    </style:style>
    <style:style style:name="P24" style:family="paragraph" style:parent-style-name="Table_20_Contents">
      <style:paragraph-properties fo:line-height="100%"/>
      <style:text-properties style:font-name="Arial" officeooo:paragraph-rsid="00176b0c" fo:background-color="transparent"/>
    </style:style>
    <style:style style:name="P25" style:family="paragraph" style:parent-style-name="Table_20_Contents">
      <style:paragraph-properties fo:line-height="100%"/>
      <style:text-properties style:font-name="Arial" officeooo:paragraph-rsid="005413ec" fo:background-color="transparent"/>
    </style:style>
    <style:style style:name="P26" style:family="paragraph" style:parent-style-name="Table_20_Contents">
      <style:paragraph-properties fo:line-height="100%"/>
      <style:text-properties style:font-name="Arial" officeooo:paragraph-rsid="0055fd84" fo:background-color="transparent"/>
    </style:style>
    <style:style style:name="P27" style:family="paragraph" style:parent-style-name="Table_20_Contents">
      <style:paragraph-properties fo:line-height="100%"/>
      <style:text-properties style:font-name="Arial" officeooo:paragraph-rsid="0059f2b8" fo:background-color="transparen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Arial" officeooo:rsid="003b7f3b" officeooo:paragraph-rsid="003b7f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Arial" officeooo:rsid="003cd157" officeooo:paragraph-rsid="003cd1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Arial" officeooo:rsid="00457380" officeooo:paragraph-rsid="0045738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/>
      <style:text-properties style:font-name="Arial" officeooo:rsid="0064beba" officeooo:paragraph-rsid="0064be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/>
      <style:text-properties style:font-name="Arial" officeooo:rsid="00336b51" officeooo:paragraph-rsid="003508b2" fo:background-color="transparent"/>
    </style:style>
    <style:style style:name="P36" style:family="paragraph" style:parent-style-name="Table_20_Contents">
      <style:paragraph-properties fo:line-height="100%"/>
      <style:text-properties style:font-name="Arial" officeooo:rsid="0043c2ba" officeooo:paragraph-rsid="0043c2ba" fo:background-color="transparen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3c2ba" fo:background-color="transparen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" officeooo:rsid="0043c2ba" officeooo:paragraph-rsid="00454725" fo:background-color="transparent"/>
    </style:style>
    <style:style style:name="P39" style:family="paragraph" style:parent-style-name="Table_20_Contents">
      <style:paragraph-properties fo:line-height="100%"/>
      <style:text-properties style:font-name="Arial" officeooo:rsid="00454725" officeooo:paragraph-rsid="00454725" fo:background-color="transparent"/>
    </style:style>
    <style:style style:name="P40" style:family="paragraph" style:parent-style-name="Table_20_Contents">
      <style:paragraph-properties fo:line-height="100%"/>
      <style:text-properties style:font-name="Arial" officeooo:rsid="004907de" officeooo:paragraph-rsid="004907de" fo:background-color="transparent"/>
    </style:style>
    <style:style style:name="P41" style:family="paragraph" style:parent-style-name="Table_20_Contents">
      <style:paragraph-properties fo:line-height="100%"/>
      <style:text-properties style:font-name="Arial" officeooo:rsid="0049c985" officeooo:paragraph-rsid="0049c985" fo:background-color="transparent"/>
    </style:style>
    <style:style style:name="P42" style:family="paragraph" style:parent-style-name="Table_20_Contents">
      <style:paragraph-properties fo:line-height="100%"/>
      <style:text-properties style:font-name="Arial" officeooo:rsid="0049c985" officeooo:paragraph-rsid="004e3fe8" fo:background-color="transparent"/>
    </style:style>
    <style:style style:name="P43" style:family="paragraph" style:parent-style-name="Table_20_Contents">
      <style:paragraph-properties fo:line-height="100%"/>
      <style:text-properties style:font-name="Arial" officeooo:rsid="004e3fe8" officeooo:paragraph-rsid="004e3fe8" fo:background-color="transparent"/>
    </style:style>
    <style:style style:name="P44" style:family="paragraph" style:parent-style-name="Table_20_Contents">
      <style:paragraph-properties fo:line-height="100%"/>
      <style:text-properties style:font-name="Arial" officeooo:rsid="00457380" officeooo:paragraph-rsid="00457380" fo:background-color="transparent"/>
    </style:style>
    <style:style style:name="P45" style:family="paragraph" style:parent-style-name="Table_20_Contents">
      <style:paragraph-properties fo:line-height="100%"/>
      <style:text-properties style:font-name="Arial" officeooo:rsid="004e5fda" officeooo:paragraph-rsid="004e5fda" fo:background-color="transparent"/>
    </style:style>
    <style:style style:name="P46" style:family="paragraph" style:parent-style-name="Table_20_Contents">
      <style:paragraph-properties fo:line-height="100%"/>
      <style:text-properties style:font-name="Arial" officeooo:rsid="0059f2b8" officeooo:paragraph-rsid="0059f2b8" fo:background-color="transparent"/>
    </style:style>
    <style:style style:name="P47" style:family="paragraph" style:parent-style-name="Table_20_Contents">
      <style:paragraph-properties fo:line-height="100%"/>
      <style:text-properties style:font-name="Arial" officeooo:rsid="005b68f4" officeooo:paragraph-rsid="005b68f4" fo:background-color="transparent"/>
    </style:style>
    <style:style style:name="P48" style:family="paragraph" style:parent-style-name="Table_20_Contents">
      <style:paragraph-properties fo:line-height="100%"/>
      <style:text-properties style:font-name="Arial" officeooo:rsid="001bf643" officeooo:paragraph-rsid="0060a774" fo:background-color="transparent"/>
    </style:style>
    <style:style style:name="P49" style:family="paragraph" style:parent-style-name="Table_20_Contents">
      <style:paragraph-properties fo:line-height="100%"/>
      <style:text-properties style:font-name="Arial" officeooo:rsid="001bf643" officeooo:paragraph-rsid="0063733b" fo:background-color="transparent"/>
    </style:style>
    <style:style style:name="P50" style:family="paragraph" style:parent-style-name="Table_20_Contents">
      <style:paragraph-properties fo:line-height="100%"/>
      <style:text-properties style:font-name="Arial" officeooo:rsid="001bf643" officeooo:paragraph-rsid="00692587" fo:background-color="transparent"/>
    </style:style>
    <style:style style:name="P51" style:family="paragraph" style:parent-style-name="Table_20_Contents">
      <style:paragraph-properties fo:line-height="100%"/>
      <style:text-properties style:font-name="Arial" officeooo:rsid="0064beba" officeooo:paragraph-rsid="0064beba" fo:background-color="transparent"/>
    </style:style>
    <style:style style:name="P52" style:family="paragraph" style:parent-style-name="Table_20_Contents">
      <style:paragraph-properties fo:line-height="100%"/>
      <style:text-properties style:font-name="Arial" officeooo:rsid="001b0fd0" officeooo:paragraph-rsid="006a15b4" fo:background-color="transparent"/>
    </style:style>
    <style:style style:name="P53" style:family="paragraph" style:parent-style-name="Table_20_Contents">
      <style:paragraph-properties fo:line-height="100%"/>
      <style:text-properties style:font-name="Arial" officeooo:rsid="00239e22" officeooo:paragraph-rsid="006a4453" fo:background-color="transparent"/>
    </style:style>
    <style:style style:name="P54" style:family="paragraph" style:parent-style-name="Table_20_Contents">
      <style:paragraph-properties fo:line-height="100%"/>
      <style:text-properties style:font-name="Arial" officeooo:rsid="00262adf" officeooo:paragraph-rsid="006a4453" fo:background-color="transparent"/>
    </style:style>
    <style:style style:name="P55" style:family="paragraph" style:parent-style-name="Table_20_Contents">
      <style:paragraph-properties fo:line-height="100%"/>
      <style:text-properties style:font-name="Arial" officeooo:rsid="00262adf" officeooo:paragraph-rsid="006b04b4" fo:background-color="transparent"/>
    </style:style>
    <style:style style:name="P56" style:family="paragraph" style:parent-style-name="Table_20_Contents">
      <style:paragraph-properties fo:line-height="100%"/>
      <style:text-properties style:font-name="Arial" officeooo:rsid="002bb733" officeooo:paragraph-rsid="006b04b4" fo:background-color="transparent"/>
    </style:style>
    <style:style style:name="P57" style:family="paragraph" style:parent-style-name="Table_20_Contents">
      <style:paragraph-properties fo:text-align="center" style:justify-single-word="false"/>
      <style:text-properties style:font-name="Ari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00%" fo:text-align="center" style:justify-single-word="false"/>
      <style:text-properties fo:color="#c9211e" loext:opacity="100%" style:font-name="Arial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00%"/>
      <style:text-properties fo:color="#c9211e" loext:opacity="100%" style:font-name="Arial" officeooo:rsid="01c2f11f" officeooo:paragraph-rsid="00176b0c" fo:background-color="transparent"/>
    </style:style>
    <style:style style:name="P60" style:family="paragraph" style:parent-style-name="Table_20_Contents">
      <style:paragraph-properties fo:line-height="100%"/>
      <style:text-properties officeooo:paragraph-rsid="00176b0c"/>
    </style:style>
    <style:style style:name="P61" style:family="paragraph" style:parent-style-name="Table_20_Contents">
      <style:paragraph-properties fo:line-height="100%"/>
      <style:text-properties style:font-name="Arial1" fo:font-size="12pt" fo:font-style="normal" fo:font-weight="normal" officeooo:rsid="01dd90d7" officeooo:paragraph-rsid="00454725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2" style:family="paragraph" style:parent-style-name="Table_20_Contents">
      <style:paragraph-properties fo:line-height="100%"/>
      <style:text-properties style:font-name="Arial1" fo:font-size="12pt" fo:font-style="normal" fo:font-weight="normal" officeooo:rsid="004907de" officeooo:paragraph-rsid="004907de" fo:background-color="transparent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63" style:family="paragraph" style:parent-style-name="Table_20_Contents">
      <style:paragraph-properties fo:line-height="100%"/>
      <style:text-properties style:font-name="Arial1" fo:font-weight="normal" officeooo:rsid="01c8b305" officeooo:paragraph-rsid="00454725" fo:background-color="transparent" style:font-weight-asian="normal" style:font-weight-complex="normal"/>
    </style:style>
    <style:style style:name="P64" style:family="paragraph" style:parent-style-name="Table_20_Contents">
      <style:paragraph-properties fo:line-height="100%"/>
      <style:text-properties style:font-name="Arial1" fo:font-weight="normal" officeooo:rsid="0049c985" officeooo:paragraph-rsid="0049c985" fo:background-color="transparent" style:font-weight-asian="normal" style:font-weight-complex="normal"/>
    </style:style>
    <style:style style:name="P65" style:family="paragraph" style:parent-style-name="Table_20_Contents">
      <style:paragraph-properties fo:line-height="100%"/>
      <style:text-properties style:font-name="Arial1" fo:font-weight="normal" officeooo:rsid="0049c985" officeooo:paragraph-rsid="004e3fe8" fo:background-color="transparent" style:font-weight-asian="normal" style:font-weight-complex="normal"/>
    </style:style>
    <style:style style:name="P66" style:family="paragraph" style:parent-style-name="Table_20_Contents">
      <style:paragraph-properties fo:line-height="100%"/>
      <style:text-properties style:font-name="Arial1" fo:font-weight="normal" officeooo:rsid="01cfb5bc" officeooo:paragraph-rsid="00454725" fo:background-color="transparent" style:font-weight-asian="normal" style:font-weight-complex="normal"/>
    </style:style>
    <style:style style:name="P67" style:family="paragraph" style:parent-style-name="Table_20_Contents">
      <style:paragraph-properties fo:line-height="100%"/>
      <style:text-properties style:font-name="Arial1" fo:font-weight="normal" officeooo:rsid="004e3fe8" officeooo:paragraph-rsid="004e3fe8" fo:background-color="transparent" style:font-weight-asian="normal" style:font-weight-complex="normal"/>
    </style:style>
    <style:style style:name="P68" style:family="paragraph" style:parent-style-name="Table_20_Contents">
      <style:paragraph-properties fo:line-height="100%"/>
      <style:text-properties style:font-name="Arial1" fo:font-weight="normal" officeooo:rsid="01ccf6c4" officeooo:paragraph-rsid="00454725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32e7cd" style:font-weight-asian="normal" style:font-weight-complex="normal"/>
    </style:style>
    <style:style style:name="T3" style:family="text">
      <style:text-properties fo:font-weight="normal" officeooo:rsid="0023c441" style:font-weight-asian="normal" style:font-weight-complex="normal"/>
    </style:style>
    <style:style style:name="T4" style:family="text">
      <style:text-properties fo:font-weight="normal" officeooo:rsid="0023effb" style:font-weight-asian="normal" style:font-weight-complex="normal"/>
    </style:style>
    <style:style style:name="T5" style:family="text">
      <style:text-properties fo:font-weight="normal" officeooo:rsid="0025bd6d" style:font-weight-asian="normal" style:font-weight-complex="normal"/>
    </style:style>
    <style:style style:name="T6" style:family="text">
      <style:text-properties fo:font-weight="normal" officeooo:rsid="0027c6b3" style:font-weight-asian="normal" style:font-weight-complex="normal"/>
    </style:style>
    <style:style style:name="T7" style:family="text">
      <style:text-properties fo:font-weight="normal" officeooo:rsid="002887ea" style:font-weight-asian="normal" style:font-weight-complex="normal"/>
    </style:style>
    <style:style style:name="T8" style:family="text">
      <style:text-properties fo:font-weight="normal" officeooo:rsid="00297789" style:font-weight-asian="normal" style:font-weight-complex="normal"/>
    </style:style>
    <style:style style:name="T9" style:family="text">
      <style:text-properties fo:font-weight="normal" officeooo:rsid="002b6b58" style:font-weight-asian="normal" style:font-weight-complex="normal"/>
    </style:style>
    <style:style style:name="T10" style:family="text">
      <style:text-properties fo:font-weight="normal" officeooo:rsid="002d9916" style:font-weight-asian="normal" style:font-weight-complex="normal"/>
    </style:style>
    <style:style style:name="T11" style:family="text">
      <style:text-properties fo:font-weight="normal" officeooo:rsid="002eb30d" style:font-weight-asian="normal" style:font-weight-complex="normal"/>
    </style:style>
    <style:style style:name="T12" style:family="text">
      <style:text-properties fo:font-weight="normal" officeooo:rsid="00320798" style:font-weight-asian="normal" style:font-weight-complex="normal"/>
    </style:style>
    <style:style style:name="T13" style:family="text">
      <style:text-properties fo:font-weight="normal" officeooo:rsid="00344235" style:font-weight-asian="normal" style:font-weight-complex="normal"/>
    </style:style>
    <style:style style:name="T14" style:family="text">
      <style:text-properties fo:font-weight="normal" officeooo:rsid="003508b2" style:font-weight-asian="normal" style:font-weight-complex="normal"/>
    </style:style>
    <style:style style:name="T15" style:family="text">
      <style:text-properties fo:font-weight="normal" officeooo:rsid="01d60657" style:font-weight-asian="normal" style:font-weight-complex="normal"/>
    </style:style>
    <style:style style:name="T16" style:family="text">
      <style:text-properties fo:font-weight="normal" officeooo:rsid="00375cb5" style:font-weight-asian="normal" style:font-weight-complex="normal"/>
    </style:style>
    <style:style style:name="T17" style:family="text">
      <style:text-properties fo:font-weight="normal" officeooo:rsid="00394a37" style:font-weight-asian="normal" style:font-weight-complex="normal"/>
    </style:style>
    <style:style style:name="T18" style:family="text">
      <style:text-properties fo:font-weight="normal" officeooo:rsid="003ac8dc" style:font-weight-asian="normal" style:font-weight-complex="normal"/>
    </style:style>
    <style:style style:name="T19" style:family="text">
      <style:text-properties fo:font-weight="normal" officeooo:rsid="003f7625" style:font-weight-asian="normal" style:font-weight-complex="normal"/>
    </style:style>
    <style:style style:name="T20" style:family="text">
      <style:text-properties fo:font-weight="normal" officeooo:rsid="003fe38c" style:font-weight-asian="normal" style:font-weight-complex="normal"/>
    </style:style>
    <style:style style:name="T21" style:family="text">
      <style:text-properties fo:font-weight="normal" officeooo:rsid="004907de" style:font-weight-asian="normal" style:font-weight-complex="normal"/>
    </style:style>
    <style:style style:name="T22" style:family="text">
      <style:text-properties fo:font-weight="normal" officeooo:rsid="00402c83" style:font-weight-asian="normal" style:font-weight-complex="normal"/>
    </style:style>
    <style:style style:name="T23" style:family="text">
      <style:text-properties fo:font-weight="normal" officeooo:rsid="0049c985" style:font-weight-asian="normal" style:font-weight-complex="normal"/>
    </style:style>
    <style:style style:name="T24" style:family="text">
      <style:text-properties fo:font-weight="normal" officeooo:rsid="004e3fe8" style:font-weight-asian="normal" style:font-weight-complex="normal"/>
    </style:style>
    <style:style style:name="T25" style:family="text">
      <style:text-properties fo:font-weight="normal" officeooo:rsid="004e5fda" style:font-weight-asian="normal" style:font-weight-complex="normal"/>
    </style:style>
    <style:style style:name="T26" style:family="text">
      <style:text-properties fo:font-weight="normal" officeooo:rsid="0056325d" style:font-weight-asian="normal" style:font-weight-complex="normal"/>
    </style:style>
    <style:style style:name="T27" style:family="text">
      <style:text-properties fo:font-weight="normal" officeooo:rsid="005a86f7" style:font-weight-asian="normal" style:font-weight-complex="normal"/>
    </style:style>
    <style:style style:name="T28" style:family="text">
      <style:text-properties fo:font-weight="normal" officeooo:rsid="0059f2b8" style:font-weight-asian="normal" style:font-weight-complex="normal"/>
    </style:style>
    <style:style style:name="T29" style:family="text">
      <style:text-properties fo:font-weight="normal" officeooo:rsid="005efda5" style:font-weight-asian="normal" style:font-weight-complex="normal"/>
    </style:style>
    <style:style style:name="T30" style:family="text">
      <style:text-properties fo:font-weight="normal" officeooo:rsid="0060a774" style:font-weight-asian="normal" style:font-weight-complex="normal"/>
    </style:style>
    <style:style style:name="T31" style:family="text">
      <style:text-properties officeooo:rsid="001b0fd0"/>
    </style:style>
    <style:style style:name="T32" style:family="text">
      <style:text-properties officeooo:rsid="001c7dcf"/>
    </style:style>
    <style:style style:name="T33" style:family="text">
      <style:text-properties officeooo:rsid="001da468"/>
    </style:style>
    <style:style style:name="T34" style:family="text">
      <style:text-properties officeooo:rsid="001e654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e654e" style:font-weight-asian="bold" style:font-weight-complex="bold"/>
    </style:style>
    <style:style style:name="T37" style:family="text">
      <style:text-properties fo:font-weight="bold" officeooo:rsid="001c7dcf" style:font-weight-asian="bold" style:font-weight-complex="bold"/>
    </style:style>
    <style:style style:name="T38" style:family="text">
      <style:text-properties fo:font-weight="bold" officeooo:rsid="001b0fd0" style:font-weight-asian="bold" style:font-weight-complex="bold"/>
    </style:style>
    <style:style style:name="T39" style:family="text">
      <style:text-properties fo:font-weight="bold" officeooo:rsid="0023effb" style:font-weight-asian="bold" style:font-weight-complex="bold"/>
    </style:style>
    <style:style style:name="T40" style:family="text">
      <style:text-properties fo:font-weight="bold" officeooo:rsid="0027c6b3" style:font-weight-asian="bold" style:font-weight-complex="bold"/>
    </style:style>
    <style:style style:name="T41" style:family="text">
      <style:text-properties fo:font-weight="bold" officeooo:rsid="002887ea" style:font-weight-asian="bold" style:font-weight-complex="bold"/>
    </style:style>
    <style:style style:name="T42" style:family="text">
      <style:text-properties fo:font-weight="bold" officeooo:rsid="002eb30d" style:font-weight-asian="bold" style:font-weight-complex="bold"/>
    </style:style>
    <style:style style:name="T43" style:family="text">
      <style:text-properties fo:font-weight="bold" officeooo:rsid="00320798" style:font-weight-asian="bold" style:font-weight-complex="bold"/>
    </style:style>
    <style:style style:name="T44" style:family="text">
      <style:text-properties fo:font-weight="bold" officeooo:rsid="00344235" style:font-weight-asian="bold" style:font-weight-complex="bold"/>
    </style:style>
    <style:style style:name="T45" style:family="text">
      <style:text-properties fo:font-weight="bold" officeooo:rsid="003508b2" style:font-weight-asian="bold" style:font-weight-complex="bold"/>
    </style:style>
    <style:style style:name="T46" style:family="text">
      <style:text-properties fo:font-weight="bold" officeooo:rsid="0036f94b" style:font-weight-asian="bold" style:font-weight-complex="bold"/>
    </style:style>
    <style:style style:name="T47" style:family="text">
      <style:text-properties fo:font-weight="bold" officeooo:rsid="00375cb5" style:font-weight-asian="bold" style:font-weight-complex="bold"/>
    </style:style>
    <style:style style:name="T48" style:family="text">
      <style:text-properties fo:font-weight="bold" officeooo:rsid="00394a37" style:font-weight-asian="bold" style:font-weight-complex="bold"/>
    </style:style>
    <style:style style:name="T49" style:family="text">
      <style:text-properties fo:font-weight="bold" officeooo:rsid="003ac8dc" style:font-weight-asian="bold" style:font-weight-complex="bold"/>
    </style:style>
    <style:style style:name="T50" style:family="text">
      <style:text-properties fo:font-weight="bold" officeooo:rsid="003f387e" style:font-weight-asian="bold" style:font-weight-complex="bold"/>
    </style:style>
    <style:style style:name="T51" style:family="text">
      <style:text-properties fo:font-weight="bold" officeooo:rsid="003fe38c" style:font-weight-asian="bold" style:font-weight-complex="bold"/>
    </style:style>
    <style:style style:name="T52" style:family="text">
      <style:text-properties fo:font-weight="bold" officeooo:rsid="00402c83" style:font-weight-asian="bold" style:font-weight-complex="bold"/>
    </style:style>
    <style:style style:name="T53" style:family="text">
      <style:text-properties fo:font-weight="bold" officeooo:rsid="004907de" style:font-weight-asian="bold" style:font-weight-complex="bold"/>
    </style:style>
    <style:style style:name="T54" style:family="text">
      <style:text-properties fo:font-weight="bold" officeooo:rsid="0049c985" style:font-weight-asian="bold" style:font-weight-complex="bold"/>
    </style:style>
    <style:style style:name="T55" style:family="text">
      <style:text-properties fo:font-weight="bold" officeooo:rsid="004b5449" style:font-weight-asian="bold" style:font-weight-complex="bold"/>
    </style:style>
    <style:style style:name="T56" style:family="text">
      <style:text-properties fo:font-weight="bold" officeooo:rsid="004d0798" style:font-weight-asian="bold" style:font-weight-complex="bold"/>
    </style:style>
    <style:style style:name="T57" style:family="text">
      <style:text-properties fo:font-weight="bold" officeooo:rsid="004e3fe8" style:font-weight-asian="bold" style:font-weight-complex="bold"/>
    </style:style>
    <style:style style:name="T58" style:family="text">
      <style:text-properties fo:font-weight="bold" officeooo:rsid="004e5fda" style:font-weight-asian="bold" style:font-weight-complex="bold"/>
    </style:style>
    <style:style style:name="T59" style:family="text">
      <style:text-properties fo:font-weight="bold" officeooo:rsid="005a86f7" style:font-weight-asian="bold" style:font-weight-complex="bold"/>
    </style:style>
    <style:style style:name="T60" style:family="text">
      <style:text-properties fo:font-weight="bold" officeooo:rsid="0059f2b8" style:font-weight-asian="bold" style:font-weight-complex="bold"/>
    </style:style>
    <style:style style:name="T61" style:family="text">
      <style:text-properties fo:font-weight="bold" officeooo:rsid="005efda5" style:font-weight-asian="bold" style:font-weight-complex="bold"/>
    </style:style>
    <style:style style:name="T62" style:family="text">
      <style:text-properties fo:font-weight="bold" officeooo:rsid="003b7f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3" style:family="text">
      <style:text-properties officeooo:rsid="0020c29b"/>
    </style:style>
    <style:style style:name="T64" style:family="text">
      <style:text-properties officeooo:rsid="00212a49"/>
    </style:style>
    <style:style style:name="T65" style:family="text">
      <style:text-properties officeooo:rsid="00344235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67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  <style:style style:name="T6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94a37" style:font-size-asian="12pt" style:font-style-asian="normal" style:font-weight-asian="normal" style:font-size-complex="12pt" style:font-weight-complex="normal" style:text-emphasize="none"/>
    </style:style>
    <style:style style:name="T6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ac8dc" style:font-size-asian="12pt" style:font-style-asian="normal" style:font-weight-asian="normal" style:font-size-complex="12pt" style:font-weight-complex="normal" style:text-emphasize="none"/>
    </style:style>
    <style:style style:name="T70" style:family="text">
      <style:text-properties officeooo:rsid="0036f94b"/>
    </style:style>
    <style:style style:name="T71" style:family="text">
      <style:text-properties officeooo:rsid="00375cb5"/>
    </style:style>
    <style:style style:name="T72" style:family="text">
      <style:text-properties officeooo:rsid="00394a37"/>
    </style:style>
    <style:style style:name="T73" style:family="text">
      <style:text-properties officeooo:rsid="003ac8dc"/>
    </style:style>
    <style:style style:name="T74" style:family="text">
      <style:text-properties officeooo:rsid="003cd157"/>
    </style:style>
    <style:style style:name="T75" style:family="text">
      <style:text-properties officeooo:rsid="003e4fe9"/>
    </style:style>
    <style:style style:name="T76" style:family="text">
      <style:text-properties officeooo:rsid="003f387e"/>
    </style:style>
    <style:style style:name="T77" style:family="text">
      <style:text-properties officeooo:rsid="003fe38c"/>
    </style:style>
    <style:style style:name="T78" style:family="text">
      <style:text-properties style:font-name="Arial" officeooo:rsid="01c2f11f" fo:background-color="transparent" loext:char-shading-value="0"/>
    </style:style>
    <style:style style:name="T79" style:family="text">
      <style:text-properties style:font-name="Arial" fo:font-weight="bold" officeooo:rsid="0043c2ba" fo:background-color="transparent" loext:char-shading-value="0" style:font-weight-asian="bold" style:font-weight-complex="bold"/>
    </style:style>
    <style:style style:name="T80" style:family="text">
      <style:text-properties style:font-name="Arial" fo:font-weight="bold" officeooo:rsid="01c2f11f" fo:background-color="transparent" loext:char-shading-value="0" style:font-weight-asian="bold" style:font-weight-complex="bold"/>
    </style:style>
    <style:style style:name="T81" style:family="text">
      <style:text-properties style:font-name="Arial1" fo:font-size="12pt" fo:font-style="normal" fo:font-weight="normal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2" style:family="text">
      <style:text-properties style:font-name="Arial1" fo:font-size="12pt" fo:font-style="normal" fo:font-weight="normal" officeooo:rsid="01db9e31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3" style:family="text">
      <style:text-properties style:font-name="Arial1" fo:font-size="12pt" fo:font-style="normal" fo:font-weight="normal" officeooo:rsid="01dd90d7" style:font-name-asian="Noto Sans CJK SC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84" style:family="text">
      <style:text-properties style:font-name="Arial1" fo:font-weight="normal" style:font-weight-asian="normal" style:font-weight-complex="normal"/>
    </style:style>
    <style:style style:name="T85" style:family="text">
      <style:text-properties style:font-name="Arial1" fo:font-weight="normal" officeooo:rsid="01c82d78" style:font-weight-asian="normal" style:font-weight-complex="normal"/>
    </style:style>
    <style:style style:name="T86" style:family="text">
      <style:text-properties style:font-name="Arial1" fo:font-weight="normal" officeooo:rsid="01c8b305" style:font-weight-asian="normal" style:font-weight-complex="normal"/>
    </style:style>
    <style:style style:name="T87" style:family="text">
      <style:text-properties style:font-name="Arial1" fo:font-weight="normal" officeooo:rsid="01611ce6" style:font-weight-asian="normal" style:font-weight-complex="normal"/>
    </style:style>
    <style:style style:name="T88" style:family="text">
      <style:text-properties style:font-name="Arial1" fo:font-weight="normal" officeooo:rsid="01cfb5bc" style:font-weight-asian="normal" style:font-weight-complex="normal"/>
    </style:style>
    <style:style style:name="T89" style:family="text">
      <style:text-properties style:font-name="Arial1" fo:font-weight="normal" officeooo:rsid="01ccf6c4" style:font-weight-asian="normal" style:font-weight-complex="normal"/>
    </style:style>
    <style:style style:name="T90" style:family="text">
      <style:text-properties style:font-name="Arial1" fo:font-weight="normal" officeooo:rsid="0049c985" style:font-weight-asian="normal" style:font-weight-complex="normal"/>
    </style:style>
    <style:style style:name="T91" style:family="text">
      <style:text-properties style:font-name="Arial1" fo:font-weight="bold" officeooo:rsid="0049c985" style:font-weight-asian="bold" style:font-weight-complex="bold"/>
    </style:style>
    <style:style style:name="T92" style:family="text">
      <style:text-properties officeooo:rsid="004907de"/>
    </style:style>
    <style:style style:name="T93" style:family="text">
      <style:text-properties officeooo:rsid="0049c985"/>
    </style:style>
    <style:style style:name="T94" style:family="text">
      <style:text-properties officeooo:rsid="004b5449"/>
    </style:style>
    <style:style style:name="T95" style:family="text">
      <style:text-properties officeooo:rsid="004d0798"/>
    </style:style>
    <style:style style:name="T96" style:family="text">
      <style:text-properties officeooo:rsid="004e3fe8"/>
    </style:style>
    <style:style style:name="T97" style:family="text">
      <style:text-properties officeooo:rsid="004e5fda"/>
    </style:style>
    <style:style style:name="T98" style:family="text">
      <style:text-properties officeooo:rsid="00535648"/>
    </style:style>
    <style:style style:name="T99" style:family="text">
      <style:text-properties officeooo:rsid="0056325d"/>
    </style:style>
    <style:style style:name="T100" style:family="text">
      <style:text-properties officeooo:rsid="0059f2b8"/>
    </style:style>
    <style:style style:name="T101" style:family="text">
      <style:text-properties officeooo:rsid="005a86f7"/>
    </style:style>
    <style:style style:name="T102" style:family="text">
      <style:text-properties officeooo:rsid="005b68f4"/>
    </style:style>
    <style:style style:name="T103" style:family="text">
      <style:text-properties officeooo:rsid="005efda5"/>
    </style:style>
    <style:style style:name="T104" style:family="text"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officeooo:rsid="003b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officeooo:rsid="005efd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7" style:family="text">
      <style:text-properties officeooo:rsid="0064be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8" style:family="text">
      <style:text-properties officeooo:rsid="0061f99a"/>
    </style:style>
    <style:style style:name="T109" style:family="text">
      <style:text-properties officeooo:rsid="00626c32"/>
    </style:style>
    <style:style style:name="T110" style:family="text">
      <style:text-properties officeooo:rsid="0063733b"/>
    </style:style>
    <style:style style:name="T111" style:family="text">
      <style:text-properties officeooo:rsid="0064beba"/>
    </style:style>
    <style:style style:name="T112" style:family="text">
      <style:text-properties officeooo:rsid="0067ebbe"/>
    </style:style>
    <style:style style:name="T113" style:family="text">
      <style:text-properties officeooo:rsid="00692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62520487376">
          <table:table-cell table:style-name="Tabela2.A1" office:value-type="string">
            <text:p text:style-name="P6">Variáveis</text:p>
          </table:table-cell>
          <table:table-cell table:style-name="Tabela2.A1" office:value-type="string">
            <text:p text:style-name="P7">Descrição</text:p>
          </table:table-cell>
          <table:table-cell table:style-name="Tabela2.C1" office:value-type="string">
            <text:p text:style-name="P5">Tipo</text:p>
          </table:table-cell>
        </table:table-row>
        <table:table-row table:style-name="TableLine1462520482480">
          <table:table-cell table:style-name="Tabela2.A2" office:value-type="string">
            <text:p text:style-name="P28">Aprovação dos empresários</text:p>
          </table:table-cell>
          <table:table-cell table:style-name="Tabela2.A2" office:value-type="string">
            <text:p text:style-name="P52">Esse índice mede o quanto os <text:span text:style-name="T35">empresários</text:span> de todos os setores da economia estão satisfeitos com a sua gestão. Medidas liberais costumam agradá-los, enquanto que aumento de <text:span text:style-name="T36">Impostos</text:span> e <text:span text:style-name="T36">G</text:span><text:span text:style-name="T35">astos </text:span><text:span text:style-name="T36">G</text:span><text:span text:style-name="T35">overnamentais</text:span> podem desagradá-los.</text:p>
            <text:p text:style-name="P52"><text:span text:style-name="T32">A percepção geral </text:span><text:span text:style-name="T33">desse grupo </text:span><text:span text:style-name="T32">indica que ter o Estado como concorrente não configura um ambiente bom para os negócios, mesmo que seja para um serviço essencial, porém o investimento em </text:span><text:span text:style-name="T36">I</text:span><text:span text:style-name="T37">nfraestrutura</text:span><text:span text:style-name="T32"> ajuda no crescimento de diversos serviços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2208">
          <table:table-cell table:style-name="Tabela2.A2" office:value-type="string">
            <text:p text:style-name="P28">Aprovação dos trabalhadores</text:p>
          </table:table-cell>
          <table:table-cell table:style-name="Tabela2.A2" office:value-type="string">
            <text:p text:style-name="P10">Esse índice mede o quanto <text:span text:style-name="T31">a </text:span><text:span text:style-name="T38">classe trabalhadora</text:span><text:span text:style-name="T31"> está satisfeita com a sua gestão. </text:span><text:span text:style-name="T38">Transferências</text:span><text:span text:style-name="T31"> </text:span><text:span text:style-name="T36">(Investimento Social)</text:span><text:span text:style-name="T34"> </text:span><text:span text:style-name="T31">e medidas que melhoram a qualidade de vida da população costumam agradá-los, enquanto que aumento de </text:span><text:span text:style-name="T36">I</text:span><text:span text:style-name="T38">mpostos</text:span><text:span text:style-name="T31"> e </text:span><text:span text:style-name="T36">I</text:span><text:span text:style-name="T38">nflação</text:span><text:span text:style-name="T31"> pode desagradá-los.</text:span></text:p>
            <text:p text:style-name="P10"><text:span text:style-name="T32">Em geral, a p</text:span><text:span text:style-name="T34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4112">
          <table:table-cell table:style-name="Tabela2.A2" office:value-type="string">
            <text:p text:style-name="P28">Aprovação do estado</text:p>
          </table:table-cell>
          <table:table-cell table:style-name="Tabela2.A2" office:value-type="string">
            <text:p text:style-name="P52">Esse índice mede o quanto os <text:span text:style-name="T35">agentes </text:span><text:span text:style-name="T36">públicos</text:span> estão satisfeitos com a sua gestão. Aumento de <text:span text:style-name="T36">G</text:span><text:span text:style-name="T35">astos </text:span><text:span text:style-name="T36">G</text:span><text:span text:style-name="T35">overnamentais</text:span> e arrecadação costumam agradá-los, enquanto que o corte de <text:span text:style-name="T34">investimento governamental</text:span> e arrecadação pode desagradá-los.</text:p>
            <text:p text:style-name="P52"><text:span text:style-name="T63">Em geral, esse grupo entende que o Estado deve prestar serviços para melhorar a qualidade da população e os agentes do estado precisam ser bem remunerados para </text:span><text:span text:style-name="T64">atrair</text:span><text:span text:style-name="T63"> interesse dos mais capacitados </text:span><text:span text:style-name="T64">para a categori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98256">
          <table:table-cell table:style-name="Tabela2.A2" office:value-type="string">
            <text:p text:style-name="P28">Desemprego</text:p>
          </table:table-cell>
          <table:table-cell table:style-name="Tabela2.A2" office:value-type="string">
            <text:p text:style-name="P53">A <text:span text:style-name="T39">T</text:span><text:span text:style-name="T35">axa de </text:span><text:span text:style-name="T39">D</text:span><text:span text:style-name="T35">esemprego</text:span> possui uma taxa base (7%) e uma variação inversamente proporcional a variação do <text:span text:style-name="T35">PIB</text:span>, ou seja, quanto maior a produção, menor o <text:span text:style-name="T35">Desemprego </text:span><text:span text:style-name="T4">e vice-versa</text:span><text:span text:style-name="T1">. </text:span><text:span text:style-name="T3">Essa variação será apresentada mensalmente para análise e ao fim do ano será feita uma comparação. </text:span></text:p>
            <text:p text:style-name="P53"><text:span text:style-name="T1">A simulação padrão explica como o PIB está relacionado ao aumento ou redução de postos de trabalho, </text:span><text:span text:style-name="T4">entretanto</text:span><text:span text:style-name="T1"> alterações nos cálculos </text:span><text:soft-page-break/><text:span text:style-name="T1">de variação</text:span><text:span text:style-name="T4"> e na base do ano anterior</text:span><text:span text:style-name="T1"> podem </text:span><text:span text:style-name="T4">ser</text:span><text:span text:style-name="T1"> feitas para simular situações de crises extremas.<text:line-break/><text:line-break/></text:span><text:span text:style-name="T5">Fórmula</text:span><text:span text:style-name="T1">: </text:span><text:span text:style-name="T3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97712">
          <table:table-cell table:style-name="Tabela2.A2" office:value-type="string">
            <text:p text:style-name="P28">Investimento em títulos</text:p>
          </table:table-cell>
          <table:table-cell table:style-name="Tabela2.A2" office:value-type="string">
            <text:p text:style-name="P54"><text:span text:style-name="T1">Representa o percentual </text:span><text:span text:style-name="T6">de</text:span><text:span text:style-name="T1"> alocação de recursos da população e empesas investida em </text:span><text:span text:style-name="T35">Títulos Públicos</text:span><text:span text:style-name="T1">. O governo utiliza esse mecanismo como uma forma de financiamento (ver </text:span><text:span text:style-name="T35">Arrecadação Mensal em Títulos</text:span><text:span text:style-name="T1">) e, às vezes, controle de dinheiro na economia.</text:span></text:p>
            <text:p text:style-name="P55"><text:span text:style-name="T1">Quanto maior o </text:span><text:span text:style-name="T7">a </text:span><text:span text:style-name="T41">Taxa de Juros</text:span><text:span text:style-name="T1">, </text:span><text:span text:style-name="T7">maior o investimento em títulos e </text:span><text:span text:style-name="T1">menos dinheiro está disponível para investimento privado (ver </text:span><text:span text:style-name="T35">Investimento (realizado</text:span><text:span text:style-name="T1">) </text:span><text:span text:style-name="T6">e</text:span><text:span text:style-name="T40"> Investimento (potencial)</text:span><text:span text:style-name="T1">). </text:span></text:p>
            <text:p text:style-name="P55"><text:span text:style-name="T6">O cálculo é simplificado para representar o interesse do setor privado em alocar recursos em títulos, porém é possível utiliza parâmetros diferentes para representar momentos distintos nesse investimento. </text:span><text:span text:style-name="T7">A </text:span><text:span text:style-name="T41">Eficácia Marginal do Capital (E</text:span><text:span text:style-name="T48">Mg</text:span><text:span text:style-name="T41">K)</text:span><text:span text:style-name="T7"> também é considerada para o cálculo.</text:span><text:span text:style-name="T6"><text:line-break/><text:line-break/></text:span><text:span text:style-name="T7">Fórmula: IT = r – EFMK<text:line-break/><text:line-break/></text:span><text:span text:style-name="T8">IT = Investimento em Títulos<text:line-break/>r = Taxa de Juros<text:line-break/>EFMK = Eficácia Marginal do Capital<text:line-break/><text:line-break/>Obs: </text:span><text:span text:style-name="T9">Caso IT seja negativo, o valor assumido é 0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ela2.7">
          <table:table-cell table:style-name="Tabela2.A2" office:value-type="string">
            <text:p text:style-name="P57"><text:span text:style-name="T2">T</text:span><text:span text:style-name="T1">axa de juros</text:span></text:p>
          </table:table-cell>
          <table:table-cell table:style-name="Tabela2.A2" office:value-type="string">
            <text:p text:style-name="P56">Representa o percentual de juros pago pelo governo no <text:span text:style-name="T35">Investimento em Títulos.</text:span><text:span text:style-name="T1"> </text:span><text:span text:style-name="T10">Esse é índice é controlado pelo próprio Ministro da Economia (você mesmo). </text:span></text:p>
            <text:p text:style-name="P56"><text:span text:style-name="T11">Quanto maior for esse valor, mais atrativo vai ficar o investimento em títulos públicos e o </text:span><text:span text:style-name="T42">Investimento (realizado)</text:span><text:span text:style-name="T11"> cai. </text:span><text:span text:style-name="T12">A </text:span><text:span text:style-name="T43">Dívida Interna </text:span><text:span text:style-name="T12">também depende desse valor para ser calculada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8736">
          <table:table-cell table:style-name="Tabela2.A2" office:value-type="string">
            <text:p text:style-name="P28">Eficácia marginal do capital (E<text:span text:style-name="T72">Mg</text:span>K)</text:p>
          </table:table-cell>
          <table:table-cell table:style-name="Tabela2.A2" office:value-type="string">
            <text:p text:style-name="P35">Representa o <text:span text:style-name="T65">percentual de</text:span> lucro médio de todas as empresas. Na prática, esse índice faz oposição a <text:span text:style-name="T35">Taxa de Juros</text:span><text:span text:style-name="T1"> </text:span><text:span text:style-name="T13">no cálculo do </text:span><text:span text:style-name="T44">Investimento em Títulos</text:span><text:span text:style-name="T13">, ou seja, quanto </text:span><text:soft-page-break/><text:span text:style-name="T13">maior ele, menor será o investimento em títulos públicos. O índice possui um valor-base de </text:span><text:span text:style-name="T18">(0,075)</text:span><text:span text:style-name="T13"> 7,5% como um cenário de médio poder de compra da população. </text:span><text:span text:style-name="T44">Transferências</text:span><text:span text:style-name="T13"> influenciam esse </text:span><text:span text:style-name="T14">valor, pois podem aquecer a economia aumentando o poder de compra médio da população num curto prazo. Ou seja, quanto maiores as </text:span><text:span text:style-name="T45">Transferências</text:span><text:span text:style-name="T14">, maior </text:span><text:span text:style-name="T13">o </text:span><text:span text:style-name="T14">potencial lucro médio dos empreendimentos.</text:span><text:span text:style-name="T13"><text:line-break/><text:line-break/>Fórmula: E</text:span><text:span text:style-name="T17">Mg</text:span><text:span text:style-name="T13">K = (TAB / </text:span><text:span text:style-name="T66">1000000000) + </text:span><text:span text:style-name="T69">0,0</text:span><text:span text:style-name="T66">75<text:line-break/><text:line-break/>E</text:span><text:span text:style-name="T68">Mg</text:span><text:span text:style-name="T66">K = Eficácia Marginal do Capital<text:line-break/>TAB = Transferências Totais do Ano Anterior<text:line-break/><text:line-break/></text:span><text:span text:style-name="T67">Obs: o valor dividindo TAB é definido a partir da escala monetária da simulação.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7648">
          <table:table-cell table:style-name="Tabela2.A2" office:value-type="string">
            <text:p text:style-name="P29">Inflação de demanda</text:p>
          </table:table-cell>
          <table:table-cell table:style-name="Tabela2.A2" office:value-type="string">
            <text:p text:style-name="P8">Representa a diferença entre a média percentual de transferências mensais do ano anterior e a média percentual de investimento realizado do ano anterior, somando ao final pela constante base 0,015 (1,5%). Ou seja, <text:span text:style-name="T70">aqui</text:span> é <text:span text:style-name="T75">calculada a variação d</text:span>o aumento de <text:span text:style-name="T46">I</text:span><text:span text:style-name="T35">nvestimentos </text:span><text:span text:style-name="T46">(realizados)</text:span> e <text:span text:style-name="T46">T</text:span><text:span text:style-name="T35">ransferências</text:span>, se investimentos aumentaram mais, então a produção cresceu e temos uma redução do custo por produto comprado, mas se as transferências aumentaram mais temos uma oferta de moeda maior, logo os preços do produto sobe.</text:p>
            <text:p text:style-name="P8">A lei de oferta e demanda é representada nesse cálculo, porém simplificada a existência de apenas 1 produto. <text:span text:style-name="T71">O valor apresentado aqui é a média de </text:span><text:span text:style-name="T47">Inflação de Demanda</text:span><text:span text:style-name="T71"> do ano corrente. Esse valor trata-se de uma estimativa para o fim do ano corrente.</text:span><text:line-break/><text:line-break/><text:span text:style-name="T73">Fórmula: </text:span><text:span text:style-name="T15">IfD = ((((ILB - (IL * 12)) / IL) / 12) - (((TAB - (TA * 12)) / TA) / 12)) + 0,015<text:line-break/><text:line-break/></text:span><text:span text:style-name="T16">IfD = Inflação de Demanda<text:line-break/>ILB = Investimento realizado base<text:line-break/>IL = Investimento realizado<text:line-break/>TAB = Transferências Totais do Ano Anterior<text:line-break/>TA = Transferências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3840">
          <table:table-cell table:style-name="Tabela2.A2" office:value-type="string">
            <text:p text:style-name="P58">Inflação de custo</text:p>
          </table:table-cell>
          <table:table-cell table:style-name="Tabela2.A2" office:value-type="string">
            <text:p text:style-name="P59">Representa a diferença entre o <text:span text:style-name="T49">I</text:span><text:span text:style-name="T35">mposto de </text:span><text:span text:style-name="T49">R</text:span><text:span text:style-name="T35">enda</text:span> atual (IR) e o do mês anterior, somando pela constante base 0,015 (1,5%). Ou seja, o aumento do IR provoca uma <text:span text:style-name="T49">I</text:span><text:span text:style-name="T35">nflação de </text:span><text:span text:style-name="T49">C</text:span><text:span text:style-name="T35">usto</text:span>, tornando o produto mais <text:soft-page-break/>caro ao consumidor e o contrário também é válido, caso o IR seja reduzido o preço do produto também recua. <text:span text:style-name="T112">Esse valor trata-se de uma estimativa para o fim do ano corrente.</text:span><text:line-break/><text:line-break/><text:span text:style-name="T73">Fórmula: </text:span>IfC = (IR - IRB) + 0,015<text:line-break/><text:line-break/><text:span text:style-name="T73">IfC = Inflação de Custo<text:line-break/>IR = Imposto de Renda<text:line-break/></text:span><text:span text:style-name="T74">IRB = Imposto de Renda Base (mês anterior)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84384">
          <table:table-cell table:style-name="Tabela2.A2" office:value-type="string">
            <text:p text:style-name="P29">Inflação total</text:p>
          </table:table-cell>
          <table:table-cell table:style-name="Tabela2.A2" office:value-type="string">
            <text:p text:style-name="P14">Representa o percentual de <text:span text:style-name="T73">I</text:span>nflação <text:span text:style-name="T73">T</text:span>otal, ou seja, a soma da <text:span text:style-name="T49">I</text:span><text:span text:style-name="T35">nflação de </text:span><text:span text:style-name="T49">C</text:span><text:span text:style-name="T35">usto</text:span> e <text:span text:style-name="T49">I</text:span><text:span text:style-name="T35">nflação de </text:span><text:span text:style-name="T49">D</text:span><text:span text:style-name="T35">emanda</text:span>. Esse valor trata-se de uma estimativa para o fim do ano corrente.<text:line-break/><text:line-break/><text:span text:style-name="T73">Fórmula: IfT = IfC + IfD<text:line-break/><text:line-break/>IfT = Inflação Total<text:line-break/>IfC = Inflação de Custo<text:line-break/>IfD = Inflação de Demanda</text:span></text:p>
          </table:table-cell>
          <table:table-cell table:style-name="Tabela2.C2" office:value-type="string">
            <text:p text:style-name="P11">Índices</text:p>
          </table:table-cell>
        </table:table-row>
        <table:table-row table:style-name="TableLine1462520495536">
          <table:table-cell table:style-name="Tabela2.A2" office:value-type="string">
            <text:p text:style-name="P32">Imposto de Renda (IR)</text:p>
          </table:table-cell>
          <table:table-cell table:style-name="Tabela2.A2" office:value-type="string">
            <text:p text:style-name="P15">Representa o percentual <text:span text:style-name="T77">dos ganhos</text:span> que cada indivíduo repassa ao governo <text:span text:style-name="T76">na forma de impostos, </text:span><text:span text:style-name="T77">bem como é a principal forma pelo qual o governo financia </text:span><text:span text:style-name="T93">os seus gastos</text:span><text:span text:style-name="T77">. </text:span>O usuário do simulador pode alterar esse valor e observar os resultados. </text:p>
            <text:p text:style-name="P15"><text:span text:style-name="T76">Esse percentual influencia o impacto dos </text:span><text:span text:style-name="T50">Investimentos </text:span><text:span text:style-name="T22">e</text:span><text:span text:style-name="T52"> Gastos Governamentais</text:span><text:span text:style-name="T76"> no </text:span><text:span text:style-name="T50">PIB </text:span><text:span text:style-name="T19">a partir do cálculo</text:span><text:span text:style-name="T20"> do multiplicador da variação do produto. Em suma, quanto maior o </text:span><text:span text:style-name="T51">IR</text:span><text:span text:style-name="T20">, menor o </text:span><text:span text:style-name="T51">Multiplicador</text:span><text:span text:style-name="T20"> </text:span><text:span text:style-name="T51">(K)</text:span><text:span text:style-name="T20">, </text:span><text:span text:style-name="T23">logo o </text:span><text:span text:style-name="T54">PIB</text:span><text:span text:style-name="T23"> total é menor.</text:span></text:p>
          </table:table-cell>
          <table:table-cell table:style-name="Tabela2.C2" office:value-type="string">
            <text:p text:style-name="P12">Índices</text:p>
          </table:table-cell>
        </table:table-row>
        <table:table-row table:style-name="TableLine1462520484656">
          <table:table-cell table:style-name="Tabela2.A2" office:value-type="string">
            <text:p text:style-name="P33">Multiplicador (K)</text:p>
          </table:table-cell>
          <table:table-cell table:style-name="Tabela2.A2" office:value-type="string">
            <text:p text:style-name="P17">Representam o multiplicador dos <text:span text:style-name="T53">I</text:span><text:span text:style-name="T35">nvestimentos </text:span><text:span text:style-name="T53">(realizados)</text:span> e <text:span text:style-name="T53">G</text:span><text:span text:style-name="T35">astos </text:span><text:span text:style-name="T53">G</text:span><text:span text:style-name="T35">overnamentais</text:span> n<text:span text:style-name="T92">o </text:span><text:span text:style-name="T53">PIB</text:span><text:span text:style-name="T35"> </text:span><text:span text:style-name="T21">na </text:span>forma de <text:span text:style-name="T53">C</text:span><text:span text:style-name="T35">onsumo</text:span>. </text:p>
            <text:p text:style-name="P17">São definidos a partir do inverso da propensão marginal a consumir (<text:span text:style-name="T35">PMgC</text:span>), ou seja, quanto maior a <text:span text:style-name="T35">PMgC</text:span> maior o multiplicador. Porém, no caso do <text:span text:style-name="T35">KCI</text:span>, o imposto de renda (IR) está reduzindo o multiplicador, representando o efeito de diminuição do consumo.</text:p>
            <text:p text:style-name="P15">Foram utilizados <text:span text:style-name="T92">duas representações</text:span> para facilitar a <text:span text:style-name="T92">compreensão</text:span> da diferença entre o consumo sem imposto de renda <text:span text:style-name="T53">(KSI)</text:span> e com impo<text:span text:style-name="T92">s</text:span>to de renda <text:span text:style-name="T53">(KCI)</text:span><text:span text:style-name="T92">.</text:span></text:p>
            <text:p text:style-name="P15"/>
            <text:p text:style-name="P17"><text:span text:style-name="T96">Fórmula 1: </text:span>KSI = 1 / (1 - PMgC)</text:p>
            <text:p text:style-name="P17"><text:span text:style-name="T96">Fórmula 2: </text:span>KCI = 1 / (1 - PMgC) * (1 – IR)</text:p>
            <text:p text:style-name="P17"/>
            <text:p text:style-name="P41">KSI = Multiplicador sem Imposto de Renda</text:p>
            <text:p text:style-name="P41"><text:soft-page-break/>KCI = Multiplicador com Imposto de Renda</text:p>
            <text:p text:style-name="P41">PMgC = Propensão Marginal a Consumir</text:p>
          </table:table-cell>
          <table:table-cell table:style-name="Tabela2.C2" office:value-type="string">
            <text:p text:style-name="P13">Índices</text:p>
          </table:table-cell>
        </table:table-row>
        <table:table-row table:style-name="TableLine1462520490640">
          <table:table-cell table:style-name="Tabela2.A2" office:value-type="string">
            <text:p text:style-name="P30">PIB</text:p>
          </table:table-cell>
          <table:table-cell table:style-name="Tabela2.A2" office:value-type="string">
            <text:p text:style-name="P60"><text:span text:style-name="T78">Representa soma de todos os bens e serviços finais que foram produzidos durante determinado período. É a resultante da soma entre </text:span><text:span text:style-name="T79">C</text:span><text:span text:style-name="T80">onsumo (C)</text:span><text:span text:style-name="T78">, </text:span><text:span text:style-name="T79">I</text:span><text:span text:style-name="T80">nvestimento </text:span><text:span text:style-name="T79">R</text:span><text:span text:style-name="T80">ealizado (IL) </text:span><text:span text:style-name="T78">e </text:span><text:span text:style-name="T79">G</text:span><text:span text:style-name="T80">astos </text:span><text:span text:style-name="T79">G</text:span><text:span text:style-name="T80">overnamentais (G)</text:span><text:span text:style-name="T78">.</text:span></text:p>
            <text:p text:style-name="P36">Fórmula: Y = C + IL + G<text:line-break/><text:line-break/>Y = Produto Interno Bruto</text:p>
            <text:p text:style-name="P36">C = Consumo</text:p>
            <text:p text:style-name="P36">IL = Investimento Realizado</text:p>
            <text:p text:style-name="P36">G = Gastos Governamentais</text:p>
            <text:p text:style-name="P36"/>
            <text:p text:style-name="P36">Basicamente, o seu objetivo como Ministro é promover o crescimento econômico a partir do aumento do <text:span text:style-name="T35">PIB</text:span>.</text:p>
          </table:table-cell>
          <table:table-cell table:style-name="Tabela2.C2" office:value-type="string">
            <text:p text:style-name="P37">Finanças</text:p>
          </table:table-cell>
        </table:table-row>
        <table:table-row table:style-name="TableLine1462520491456">
          <table:table-cell table:style-name="Tabela2.A2" office:value-type="string">
            <text:p text:style-name="P31">Renda Disponível</text:p>
          </table:table-cell>
          <table:table-cell table:style-name="Tabela2.A2" office:value-type="string">
            <text:p text:style-name="P8">Representa a quantidade de renda alocada em <text:span text:style-name="T53">C</text:span><text:span text:style-name="T35">onsumo</text:span> e <text:span text:style-name="T53">I</text:span><text:span text:style-name="T35">nvestimento</text:span>. É calculada com <text:span text:style-name="T35">Y</text:span> subtraindo <text:span text:style-name="T53">I</text:span><text:span text:style-name="T35">mpostos</text:span> e somando as transferências (<text:span text:style-name="T35">TA</text:span>). Pode ser utilizada para efeitos comparativos com a variação de <text:span text:style-name="T92">renda</text:span>, <text:span text:style-name="T92">consumo</text:span> e <text:span text:style-name="T92">investimento</text:span></text:p>
            <text:p text:style-name="P8"/>
            <text:p text:style-name="P39">Fórmula: <text:span text:style-name="T82">YD = </text:span><text:span text:style-name="T83">Y - I + TA</text:span></text:p>
            <text:p text:style-name="P61"/>
            <text:p text:style-name="P40"><text:span text:style-name="T83">Y</text:span><text:span text:style-name="T81">D = Renda Disponível</text:span></text:p>
            <text:p text:style-name="P62">Y = Renda (PIB)</text:p>
            <text:p text:style-name="P62">I = Impostos</text:p>
            <text:p text:style-name="P62">TA = Transferências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89008">
          <table:table-cell table:style-name="Tabela2.A2" office:value-type="string">
            <text:p text:style-name="P31">Consumo</text:p>
          </table:table-cell>
          <table:table-cell table:style-name="Tabela2.A2" office:value-type="string">
            <text:p text:style-name="P8">Representa a soma entre o <text:span text:style-name="T53">I</text:span><text:span text:style-name="T35">nvestimento </text:span><text:span text:style-name="T53">(</text:span><text:span text:style-name="T35">realizado</text:span><text:span text:style-name="T53">)</text:span> e <text:span text:style-name="T53">G</text:span><text:span text:style-name="T35">astos </text:span><text:span text:style-name="T53">G</text:span><text:span text:style-name="T35">overnamentais</text:span>, ambos multiplicados p<text:span text:style-name="T93">or</text:span> <text:span text:style-name="T93">(</text:span><text:span text:style-name="T35">KCI – 1</text:span><text:span text:style-name="T54">)</text:span>. Tornando-se o resultado no aumento da renda geral (Y) a partir do investimento privado e gasto público.</text:p>
            <text:p text:style-name="P8"/>
            <text:p text:style-name="P39">Fórmula: <text:span text:style-name="T85">C </text:span><text:span text:style-name="T86">= (IL * (</text:span><text:span text:style-name="T87">KCI</text:span><text:span text:style-name="T86"> - 1)) + (G * (</text:span><text:span text:style-name="T87">KCI</text:span><text:span text:style-name="T86"> – 1))</text:span></text:p>
            <text:p text:style-name="P63"/>
            <text:p text:style-name="P41"><text:span text:style-name="T86">C </text:span><text:span text:style-name="T84">= Consumo</text:span></text:p>
            <text:p text:style-name="P64">IL = Investimento (realizado)</text:p>
            <text:p text:style-name="P64">KCI = Multiplicador com Imposto de Renda</text:p>
            <text:p text:style-name="P64">G = Gastos Governamentais</text:p>
            <text:p text:style-name="P64"/>
            <text:p text:style-name="P9"><text:span text:style-name="T90">Obs: o </text:span><text:span text:style-name="T91">“-1”</text:span><text:span text:style-name="T90"> na fórmula é para o cálculo do PIB não considerar os investimentos e gastos públicos mais de uma vez e simplificar a resultante.</text:span>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5264">
          <table:table-cell table:style-name="Tabela2.A2" office:value-type="string">
            <text:p text:style-name="P31">Investimento (potencial)</text:p>
          </table:table-cell>
          <table:table-cell table:style-name="Tabela2.A2" office:value-type="string">
            <text:p text:style-name="P20">Representa o valor <text:span text:style-name="T93">potencial</text:span> de alocação de renda em investimentos. </text:p>
            <text:p text:style-name="P20"><text:soft-page-break/>O <text:span text:style-name="T55">I</text:span><text:span text:style-name="T35">nvestimento </text:span><text:span text:style-name="T56">P</text:span><text:span text:style-name="T35">otencial</text:span> <text:span text:style-name="T56">(IP) </text:span>é definido a partir do tamanho da economia <text:span text:style-name="T95">e</text:span> alterado na proporção do aumento da renda total (<text:span text:style-name="T55">PIB</text:span>) ao fim do ano, <text:span text:style-name="T94">representando o crescimento econômico do ponto de vista de investimentos.</text:span>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2000">
          <table:table-cell table:style-name="Tabela2.A2" office:value-type="string">
            <text:p text:style-name="P31">Investimento (realizado)</text:p>
          </table:table-cell>
          <table:table-cell table:style-name="Tabela2.A2" office:value-type="string">
            <text:p text:style-name="P20">Representa o valor de alocação de renda em investimentos <text:span text:style-name="T95">concretizados </text:span><text:span text:style-name="T96">em determinado</text:span><text:span text:style-name="T95"> período</text:span>. </text:p>
            <text:p text:style-name="P20">O <text:span text:style-name="T56">I</text:span><text:span text:style-name="T35">nvestimento </text:span><text:span text:style-name="T56">R</text:span><text:span text:style-name="T35">ealizado </text:span><text:span text:style-name="T56">(IL)</text:span><text:span text:style-name="T95"> </text:span>é obtido multiplicando o <text:span text:style-name="T56">Investimento Potencial</text:span><text:span text:style-name="T35"> </text:span><text:span text:style-name="T56">(</text:span><text:span text:style-name="T35">IP</text:span><text:span text:style-name="T56">)</text:span> por <text:span text:style-name="T35">(1 – IT)</text:span>, <text:span text:style-name="T95">sendo </text:span><text:span text:style-name="T56">IT</text:span><text:span text:style-name="T95"> o percentual de </text:span><text:span text:style-name="T57">I</text:span><text:span text:style-name="T56">nvestimento em</text:span><text:span text:style-name="T95"> </text:span><text:span text:style-name="T56">Títulos</text:span>, ou seja, quanto mais investimento em títulos menos investimento <text:span text:style-name="T95">privado</text:span> gerando renda.</text:p>
            <text:p text:style-name="P19"/>
            <text:p text:style-name="P39">Fórmula: <text:span text:style-name="T88">IL = IP * (1 – IT)</text:span></text:p>
            <text:p text:style-name="P66"/>
            <text:p text:style-name="P43"><text:span text:style-name="T88">I</text:span><text:span text:style-name="T84">L = Investimento Realizado</text:span></text:p>
            <text:p text:style-name="P67">IP = Investimento Potencial</text:p>
            <text:p text:style-name="P67">IT = Investimento em Títulos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86016">
          <table:table-cell table:style-name="Tabela2.A2" office:value-type="string">
            <text:p text:style-name="P31">Arrecadação em Impostos</text:p>
          </table:table-cell>
          <table:table-cell table:style-name="Tabela2.A2" office:value-type="string">
            <text:p text:style-name="P16">Representa a arrecadação de impostos do governo. <text:span text:style-name="T96">É a</text:span> diferença entre o <text:span text:style-name="T57">M</text:span><text:span text:style-name="T35">ultiplicador com </text:span><text:span text:style-name="T57">Imposto (KCI)</text:span> e <text:span text:style-name="T57">Multiplicador </text:span><text:span text:style-name="T35">sem </text:span><text:span text:style-name="T57">I</text:span><text:span text:style-name="T35">mpostos</text:span> <text:span text:style-name="T96">sendo multiplicada pelo </text:span><text:span text:style-name="T57">Investimento Realizado (IL)</text:span><text:span text:style-name="T24">.</text:span></text:p>
            <text:p text:style-name="P16"/>
            <text:p text:style-name="P39">Fórmula: <text:span text:style-name="T89">I = IL * (KSI – KCI)</text:span></text:p>
            <text:p text:style-name="P68"/>
            <text:p text:style-name="P43"><text:span text:style-name="T89">I </text:span><text:span text:style-name="T84">= Arrecadação em Impostos</text:span></text:p>
            <text:p text:style-name="P67">IL = Investimento Realizado</text:p>
            <text:p text:style-name="P42">KSI = Multiplicador sem Imposto de Renda</text:p>
            <text:p text:style-name="P65">KCI = Multiplicador com Imposto de Renda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2272">
          <table:table-cell table:style-name="Tabela2.A2" office:value-type="string">
            <text:p text:style-name="P31">Arrecadação em Títulos</text:p>
          </table:table-cell>
          <table:table-cell table:style-name="Tabela2.A2" office:value-type="string">
            <text:p text:style-name="P18">Representa o percentual da renda que são <text:span text:style-name="T96">deixa de se tornar novos</text:span> <text:span text:style-name="T57">I</text:span><text:span text:style-name="T35">nvestimentos</text:span> e vão para a compra de títulos. </text:p>
            <text:p text:style-name="P18"><text:span text:style-name="T97">Q</text:span>uanto maior a <text:span text:style-name="T57">T</text:span><text:span text:style-name="T35">axa de </text:span><text:span text:style-name="T57">J</text:span><text:span text:style-name="T35">uros </text:span><text:span text:style-name="T25">e menor a </text:span><text:span text:style-name="T58">Eficácia Marginal do Capital</text:span><text:span text:style-name="T25"> </text:span>mais investidores comprarão títulos <text:span text:style-name="T98">do governo</text:span> devido ao valor <text:span text:style-name="T97">atrativo </text:span>e <text:span text:style-name="T101">com o mínimo de riscos</text:span> <text:span text:style-name="T96">(bem, ao menos é o que se espera </text:span><text:span text:style-name="T97">rs</text:span><text:span text:style-name="T96">).</text:span></text:p>
            <text:p text:style-name="P16"/>
            <text:p text:style-name="P44">Fórmula: <text:span text:style-name="T102">TD</text:span> = 5 * (r – EmgK)</text:p>
            <text:p text:style-name="P44"/>
            <text:p text:style-name="P43"><text:span text:style-name="T102">TD</text:span> = Arrecadação em Títulos</text:p>
            <text:p text:style-name="P43">r = <text:span text:style-name="T97">Taxa de Juros</text:span></text:p>
            <text:p text:style-name="P45">Emgk = Eficácia Marginal do Capital</text:p>
            <text:p text:style-name="P45"/>
            <text:p text:style-name="P46">Obs: tanto a <text:span text:style-name="T35">Arrecadação em Títulos</text:span>, quanto os <text:span text:style-name="T35">Juros da Dívida Interna</text:span>, devem ser pagos ao fim do ano corrente com o dinheiro no <text:span text:style-name="T35">Caixa do Governo</text:span>. Se não for possível <text:soft-page-break/>efetuar o pagamento, o estado <text:span text:style-name="T101">então incorre em </text:span><text:span text:style-name="T59">Calote</text:span><text:span text:style-name="T101"> da dívida pública.</text:span>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7168">
          <table:table-cell table:style-name="Tabela2.A2" office:value-type="string">
            <text:p text:style-name="P31"><text:span text:style-name="T100">Juros da </text:span>Dívida Interna</text:p>
          </table:table-cell>
          <table:table-cell table:style-name="Tabela2.A2" office:value-type="string">
            <text:p text:style-name="P26">Representam o<text:span text:style-name="T100">s juros do</text:span> endividamento interno <text:span text:style-name="T99">mensal</text:span> do governo na venda de títulos. </text:p>
            <text:p text:style-name="P27"><text:span text:style-name="T26">E</text:span><text:span text:style-name="T28">sse valor é calculado multiplicando a </text:span><text:span text:style-name="T60">Arrecadação em Títulos</text:span><text:span text:style-name="T28"> pela </text:span><text:span text:style-name="T60">Taxa de Juros</text:span><text:span text:style-name="T28">.</text:span></text:p>
            <text:p text:style-name="P24"/>
            <text:p text:style-name="P25"><text:span text:style-name="T101">Fórmula: </text:span><text:span text:style-name="T102">JTD</text:span> = <text:span text:style-name="T102">TD</text:span><text:span text:style-name="T101"> </text:span>* r</text:p>
            <text:p text:style-name="P25"/>
            <text:p text:style-name="P47">JTD = Juros da Dívida Interna</text:p>
            <text:p text:style-name="P47">TD = Títulos da Dívida</text:p>
            <text:p text:style-name="P47">r = Taxa de Juros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86560">
          <table:table-cell table:style-name="Tabela2.A2" office:value-type="string">
            <text:p text:style-name="P31">Caixa do Governo</text:p>
          </table:table-cell>
          <table:table-cell table:style-name="Tabela2.A2" office:value-type="string">
            <text:p text:style-name="P49">Representa o somatório do <text:span text:style-name="T103">balanço</text:span> mensalmente <text:span text:style-name="T103">entre despesas e receita do governo (</text:span><text:span text:style-name="T62">Deficit/Superavit</text:span><text:span text:style-name="T106">)</text:span> ao longo <text:span text:style-name="T103">do</text:span> ano <text:span text:style-name="T103">corrente</text:span><text:span text:style-name="T106">.</text:span></text:p>
            <text:p text:style-name="P48">Ao fim do ano é debitado do <text:span text:style-name="T61">Caixa do Governo</text:span> o valor da <text:span text:style-name="T61">Dívida Total</text:span><text:span text:style-name="T29"> para pagamento dos títulos e juros da arrecadação.</text:span><text:span text:style-name="T30"> </text:span></text:p>
            <text:p text:style-name="P48"><text:span text:style-name="T28">Se não for possível efetuar o pagamento, o estado </text:span><text:span text:style-name="T27">então incorre em </text:span><text:span text:style-name="T59">Calote</text:span><text:span text:style-name="T27"> da dívida pública.</text:span>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3904">
          <table:table-cell table:style-name="Tabela2.A2" office:value-type="string">
            <text:p text:style-name="P31">Gastos Governamentais </text:p>
          </table:table-cell>
          <table:table-cell table:style-name="Tabela2.A2" office:value-type="string">
            <text:p text:style-name="P19">Representa os gastos <text:span text:style-name="T109">mensais</text:span> do governo <text:span text:style-name="T108">com Infraestrutura, Saúde </text:span><text:span text:style-name="T109">e </text:span><text:span text:style-name="T108">Educação. </text:span><text:span text:style-name="T109">Os Gastos Governamentais também são considerados no cálculo do PIB.</text:span>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85200">
          <table:table-cell table:style-name="Tabela2.A2" office:value-type="string">
            <text:p text:style-name="P31">Transferências</text:p>
          </table:table-cell>
          <table:table-cell table:style-name="Tabela2.A2" office:value-type="string">
            <text:p text:style-name="P21">Representa as transferências <text:span text:style-name="T110">mensais</text:span> pagas pelo governo a população. O usuário do simulador pode alterar esse valor e observar os resultados.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90368">
          <table:table-cell table:style-name="Tabela2.A2" office:value-type="string">
            <text:p text:style-name="P31">Deficit/Superavit </text:p>
          </table:table-cell>
          <table:table-cell table:style-name="Tabela2.A2" office:value-type="string">
            <text:p text:style-name="P23">Representa <text:span text:style-name="T111">o balanço mensal entre os gastos e receitas do governo, podendo ser negativa (</text:span><text:span text:style-name="T62">Deficit</text:span><text:span text:style-name="T107">) ou positiva (</text:span><text:span text:style-name="T62">Superavit</text:span><text:span text:style-name="T107">)</text:span>.</text:p>
            <text:p text:style-name="P23"/>
            <text:p text:style-name="P22"><text:span text:style-name="T110">Fórmula: </text:span>BS = I - (G + TA)</text:p>
            <text:p text:style-name="P22"/>
            <text:p text:style-name="P51">BS = <text:span text:style-name="T105">Deficit/Superavit</text:span></text:p>
            <text:p text:style-name="P51"><text:span text:style-name="T105">I </text:span><text:span text:style-name="T104">= Arrecadação em Impostos</text:span></text:p>
            <text:p text:style-name="P34">G = Gastos Governamentais</text:p>
            <text:p text:style-name="P34">TA = Transferências</text:p>
          </table:table-cell>
          <table:table-cell table:style-name="Tabela2.C2" office:value-type="string">
            <text:p text:style-name="P38">Finanças</text:p>
          </table:table-cell>
        </table:table-row>
        <table:table-row table:style-name="TableLine1462520488464">
          <table:table-cell table:style-name="Tabela2.A2" office:value-type="string">
            <text:p text:style-name="P31">Dívida Total</text:p>
          </table:table-cell>
          <table:table-cell table:style-name="Tabela2.A2" office:value-type="string">
            <text:p text:style-name="P50">Representa o somatório d<text:span text:style-name="T113">a Arrecadação em Títulos e Juros da Dívida mensais </text:span>ao longo <text:span text:style-name="T103">do</text:span> ano <text:span text:style-name="T103">corrente</text:span><text:span text:style-name="T106">.</text:span></text:p>
            <text:p text:style-name="P50">Ao fim do ano é debitado do <text:span text:style-name="T61">Caixa do Governo</text:span> o valor da <text:span text:style-name="T61">Dívida Total</text:span><text:span text:style-name="T29">.</text:span><text:span text:style-name="T30"> </text:span></text:p>
            <text:p text:style-name="P50"><text:span text:style-name="T28">Se não for possível efetuar o pagamento, o estado </text:span><text:span text:style-name="T27">então incorre em </text:span><text:span text:style-name="T59">Calote</text:span><text:span text:style-name="T27"> da dívida pública.</text:span></text:p>
          </table:table-cell>
          <table:table-cell table:style-name="Tabela2.C2" office:value-type="string">
            <text:p text:style-name="P38">Finança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6-21T20:46:59.251000000</dc:date>
    <meta:editing-duration>PT12H34M15S</meta:editing-duration>
    <meta:editing-cycles>36</meta:editing-cycles>
    <meta:generator>LibreOffice/7.1.3.2$Windows_X86_64 LibreOffice_project/47f78053abe362b9384784d31a6e56f8511eb1c1</meta:generator>
    <meta:document-statistic meta:table-count="1" meta:image-count="0" meta:object-count="0" meta:page-count="7" meta:paragraph-count="142" meta:word-count="1998" meta:character-count="12015" meta:non-whitespace-character-count="10123"/>
  </office:meta>
</office:document-meta>
</file>